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xed" svg:font-family="Fixed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4623" officeooo:paragraph-rsid="001b4623"/>
    </style:style>
    <style:style style:name="P2" style:family="paragraph" style:parent-style-name="Standard">
      <style:text-properties officeooo:paragraph-rsid="001e660c"/>
    </style:style>
    <style:style style:name="P3" style:family="paragraph" style:parent-style-name="Text_20_body">
      <style:text-properties officeooo:paragraph-rsid="001e660c"/>
    </style:style>
    <style:style style:name="P4" style:family="paragraph" style:parent-style-name="Preformatted_20_Text">
      <style:text-properties fo:font-variant="normal" fo:text-transform="none" fo:color="#454545" style:font-name="Fixed" fo:letter-spacing="normal" fo:font-style="normal" fo:font-weight="normal" officeooo:rsid="001b4623" officeooo:paragraph-rsid="001b4623"/>
    </style:style>
    <style:style style:name="P5" style:family="paragraph" style:parent-style-name="Preformatted_20_Text">
      <style:paragraph-properties fo:margin-top="0cm" fo:margin-bottom="0.247cm" loext:contextual-spacing="false" fo:orphans="2" fo:widows="2" fo:padding="0cm" fo:border="none"/>
      <style:text-properties fo:font-variant="normal" fo:text-transform="none" fo:color="#454545" style:font-name="Fixed" fo:letter-spacing="normal" fo:font-style="normal" fo:font-weight="normal"/>
    </style:style>
    <style:style style:name="P6" style:family="paragraph" style:parent-style-name="Standard">
      <style:text-properties officeooo:rsid="001b4623" officeooo:paragraph-rsid="001b4623"/>
    </style:style>
    <style:style style:name="P7" style:family="paragraph" style:parent-style-name="Standard">
      <style:text-properties officeooo:rsid="00256acf" officeooo:paragraph-rsid="00256acf"/>
    </style:style>
    <style:style style:name="P8" style:family="paragraph" style:parent-style-name="Standard">
      <style:text-properties officeooo:rsid="00256acf" officeooo:paragraph-rsid="002b931e"/>
    </style:style>
    <style:style style:name="P9" style:family="paragraph" style:parent-style-name="Standard">
      <style:text-properties officeooo:rsid="00256acf" officeooo:paragraph-rsid="0034e09c"/>
    </style:style>
    <style:style style:name="P10" style:family="paragraph" style:parent-style-name="Standard">
      <style:text-properties officeooo:rsid="0030e597" officeooo:paragraph-rsid="0030e597"/>
    </style:style>
    <style:style style:name="P11" style:family="paragraph" style:parent-style-name="Standard">
      <style:text-properties officeooo:rsid="00364335" officeooo:paragraph-rsid="00364335"/>
    </style:style>
    <style:style style:name="T1" style:family="text">
      <style:text-properties officeooo:rsid="001cdb9d"/>
    </style:style>
    <style:style style:name="T2" style:family="text">
      <style:text-properties officeooo:rsid="001e660c"/>
    </style:style>
    <style:style style:name="T3" style:family="text">
      <style:text-properties officeooo:rsid="001fcd60"/>
    </style:style>
    <style:style style:name="T4" style:family="text">
      <style:text-properties officeooo:rsid="002101db"/>
    </style:style>
    <style:style style:name="T5" style:family="text">
      <style:text-properties officeooo:rsid="0022f766"/>
    </style:style>
    <style:style style:name="T6" style:family="text">
      <style:text-properties officeooo:rsid="00271129"/>
    </style:style>
    <style:style style:name="T7" style:family="text">
      <style:text-properties officeooo:rsid="00275f73"/>
    </style:style>
    <style:style style:name="T8" style:family="text">
      <style:text-properties officeooo:rsid="002a079d"/>
    </style:style>
    <style:style style:name="T9" style:family="text">
      <style:text-properties officeooo:rsid="002daf37"/>
    </style:style>
    <style:style style:name="T10" style:family="text">
      <style:text-properties officeooo:rsid="002f5654"/>
    </style:style>
    <style:style style:name="T11" style:family="text">
      <style:text-properties fo:font-style="italic" officeooo:rsid="002a079d" style:font-style-asian="italic" style:font-style-complex="italic"/>
    </style:style>
    <style:style style:name="T12" style:family="text">
      <style:text-properties fo:font-style="normal" officeooo:rsid="002a079d" style:font-style-asian="normal" style:font-style-complex="normal"/>
    </style:style>
    <style:style style:name="T13" style:family="text">
      <style:text-properties fo:font-style="normal" officeooo:rsid="0034e09c" style:font-style-asian="normal" style:font-style-complex="normal"/>
    </style:style>
    <style:style style:name="T14" style:family="text">
      <style:text-properties officeooo:rsid="00364335"/>
    </style:style>
    <style:style style:name="T15" style:family="text">
      <style:text-properties officeooo:rsid="0037ec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--Grundlagen--</text:p>
      <text:p text:style-name="P7">→ Runtime</text:p>
      <text:p text:style-name="P7"><text:tab/>→<text:span text:style-name="T6"> Aktuellen Konfiguration im Arbeitsspeicher</text:span></text:p>
      <text:p text:style-name="P7"><text:tab/>→<text:span text:style-name="T7"> Geänderte Konfigurationen gehen beim Neustart verloren</text:span></text:p>
      <text:p text:style-name="P7"><text:tab/>→<text:span text:style-name="T7"> Beispiel: $ ip addr add &lt;ip&gt;</text:span></text:p>
      <text:p text:style-name="P7"><text:tab/><text:tab/>→<text:span text:style-name="T7"> Fügt eine IP-Adresse dem Gerät (Netzwerkkarte) hinzu.</text:span></text:p>
      <text:p text:style-name="P7"><text:tab/></text:p>
      <text:p text:style-name="P7">→ Config-Datei</text:p>
      <text:p text:style-name="P7"><text:tab/>→<text:span text:style-name="T8"> Konfiguration werden in config-files, für die Runtime gespeichert.</text:span></text:p>
      <text:p text:style-name="P7"><text:tab/>→<text:span text:style-name="T9"> config-files werden von dem Gerät (Netzwerkkarte) verwändet.</text:span></text:p>
      <text:p text:style-name="P8"><text:tab/>→<text:span text:style-name="T8"> Veränderungen der config-files mittels dem Programm: Network Manager, oder </text:span></text:p>
      <text:p text:style-name="P9"><text:span text:style-name="T8"><text:tab/><text:tab/>NMCLI, oder NMTUI (Network Manager Terminal User-Interface).</text:span></text:p>
      <text:p text:style-name="P9"><text:span text:style-name="T8"><text:tab/>→ config-files befinden sich unter /</text:span><text:span text:style-name="T11">etc</text:span><text:span text:style-name="T12">/</text:span><text:span text:style-name="T13">sysconfig/network-scripts</text:span><text:span text:style-name="T8"><text:tab/></text:span></text:p>
      <text:p text:style-name="P7"/>
      <text:p text:style-name="P7">→ Gerät</text:p>
      <text:p text:style-name="P7"><text:tab/>→ Netzwerkkarte </text:p>
      <text:p text:style-name="P1"><text:tab/>→<text:span text:style-name="T10"> Erst wenn der Netzwerk-Dienst neu gestartet wird, werden die Veränderungen wirksam.</text:span></text:p>
      <text:p text:style-name="P1"/>
      <text:p text:style-name="P10">--ip--</text:p>
      <text:p text:style-name="P10">→ ip atresse auslesen: $ ip a sh</text:p>
      <text:p text:style-name="P10"><text:tab/>→ a steht für adress und sh für show</text:p>
      <text:p text:style-name="P1"/>
      <text:p text:style-name="P1">--<text:span text:style-name="T14">hostname--</text:span></text:p>
      <text:p text:style-name="P11">→ hostname Anzeigen: $ hostname</text:p>
      <text:p text:style-name="P11">→<text:span text:style-name="T15"> hostname ist auch der Computername </text:span></text:p>
      <text:p text:style-name="P1"/>
      <text:p text:style-name="P1">--<text:span text:style-name="T1">ifconfig--</text:span></text:p>
      <text:p text:style-name="P1">→ $ ifconfig → listet aktive Netzwerkkarten und deren Einstellungen auf.</text:p>
      <text:p text:style-name="P1">→<text:span text:style-name="T1"> $ ifconfig Schnittstelle down/up → down: schaltet Schnittstelle ab, up: schaltet Schnittstelle an.</text:span></text:p>
      <text:p text:style-name="P1"/>
      <text:p text:style-name="P1">--<text:span text:style-name="T1">ifconfig--</text:span></text:p>
      <text:p text:style-name="P1">→ $ ifconfig → listet aktive Netzwerkkarten und deren Einstellungen auf.</text:p>
      <text:p text:style-name="P1">→<text:span text:style-name="T1"> $ ifconfig Schnittstelle down/up → down: schaltet Schnittstelle ab, up: schaltet Schnittstelle an.</text:span></text:p>
      <text:p text:style-name="P1"/>
      <text:p text:style-name="P1">--<text:span text:style-name="T2">routing--</text:span></text:p>
      <text:p text:style-name="P4"/>
      <text:p text:style-name="P4">Kernel IP routing table</text:p>
      <text:p text:style-name="P5">Destination <text:s text:c="4"/>Gateway <text:s text:c="8"/>Genmask <text:s text:c="8"/>Flags Metric Ref <text:s text:c="3"/>Use Iface</text:p>
      <text:p text:style-name="P5">default <text:s text:c="8"/>192.168.1.2 <text:s text:c="4"/>0.0.0.0 <text:s text:c="15"/>UG <text:s text:c="3"/>1024 <text:s text:c="2"/>0 <text:s text:c="7"/>0 eth0</text:p>
      <text:p text:style-name="P5">192.168.1.0 <text:s text:c="4"/>* <text:s text:c="14"/>255.255.255.0 <text:s text:c="9"/><text:span text:style-name="T4">U</text:span> <text:s text:c="6"/>0 <text:s text:c="5"/>0 <text:s text:c="7"/>0 eth0</text:p>
      <text:p text:style-name="Text_20_body"/>
      <text:p text:style-name="P3">→<text:span text:style-name="T2"> Trifft ein Paket am Gerät ein und liegt im ip-Bereich von 192.168.1.0 bit 192.168.1.255,</text:span></text:p>
      <text:p text:style-name="P2"><text:tab/><text:span text:style-name="T2">dann wird es zum Gateway * weitergeleitet (* steht für 0.0.0.0), dass bedeutet, dass Paket <text:tab/>wird nicht weitergeleitet und geht verloren.</text:span><text:line-break/><text:tab/>→<text:span text:style-name="T3"> Verschickt Gerät B ein Paket mit so einer ip, dann kann das Gerät A sagen, dass es nicht <text:s text:c="2"/><text:tab/><text:tab/>für ihn bestimmt ist und verwirft das Paket.</text:span></text:p>
      <text:p text:style-name="P2"><text:tab/>→<text:span text:style-name="T4"> Liegt die ip außerhalb, dann wird das Paket an 192.168.1.2 weitergeleitet.</text:span></text:p>
      <text:p text:style-name="P2"><text:tab/><text:tab/>→<text:span text:style-name="T4"> default steht für 0.0.0.0 <text:s/>und die submask schaltet kein bit zu, also alle anderen <text:tab/><text:tab/><text:tab/>ips-Adressen</text:span></text:p>
      <text:p text:style-name="P2"><text:soft-page-break/><text:tab/>→<text:span text:style-name="T5"> Schickt das Gerät bzw. ein Programm ein Paket los, dass ins Internet gehen soll, wird am <text:tab/><text:tab/>selben Gerät nachgesehen und erkannt, dass die Destination-Adresse zum Gateway <text:tab/><text:tab/>bzw. Router geschickt werden soll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xed" svg:font-family="Fixed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19:12:19.002264422</meta:creation-date>
    <meta:editing-duration>PT57M36S</meta:editing-duration>
    <meta:editing-cycles>22</meta:editing-cycles>
    <meta:generator>LibreOffice/6.0.7.3$Linux_X86_64 LibreOffice_project/00m0$Build-3</meta:generator>
    <dc:date>2019-11-23T11:05:20.454091407</dc:date>
    <meta:document-statistic meta:table-count="0" meta:image-count="0" meta:object-count="0" meta:page-count="2" meta:paragraph-count="38" meta:word-count="328" meta:character-count="2235" meta:non-whitespace-character-count="1805"/>
  </office:meta>
</office:document-meta>
</file>